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text-align="center" style:justify-single-word="false"/>
    </style:style>
    <style:style style:name="P9" style:family="paragraph" style:parent-style-name="Standard">
      <style:text-properties fo:font-style="italic" style:font-style-asian="italic"/>
    </style:style>
    <style:style style:name="P10" style:family="paragraph" style:parent-style-name="Standard">
      <style:text-properties style:font-name="Ari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style:snap-to-layout-grid="false"/>
      <style:text-properties fo:color="#ffffff" style:font-name="Arial" fo:font-weight="bold" style:font-weight-asian="bold"/>
    </style:style>
    <style:style style:name="P13" style:family="paragraph" style:parent-style-name="Standard">
      <style:text-properties fo:font-style="normal" style:font-style-asian="normal" style:font-style-complex="normal"/>
    </style:style>
    <style:style style:name="P14" style:family="paragraph" style:parent-style-name="Normal_20_Cour">
      <style:text-properties style:font-name="Times New Roman"/>
    </style:style>
    <style:style style:name="P15" style:family="paragraph" style:parent-style-name="Heading_20_1">
      <style:paragraph-properties fo:break-before="page"/>
    </style:style>
    <style:style style:name="P16" style:family="paragraph" style:parent-style-name="Standard" style:list-style-name="WW8Num192"/>
    <style:style style:name="P17" style:family="paragraph" style:parent-style-name="Standard" style:list-style-name="WW8Num95"/>
    <style:style style:name="P18" style:family="paragraph" style:parent-style-name="Standard" style:list-style-name="WW8Num9"/>
    <style:style style:name="P19" style:family="paragraph" style:parent-style-name="Standard" style:list-style-name="WW8Num180"/>
    <style:style style:name="P20" style:family="paragraph" style:parent-style-name="Standard" style:list-style-name="WW8Num192">
      <style:text-properties style:language-asian="zh" style:country-asian="CN"/>
    </style:style>
    <style:style style:name="T1" style:family="text">
      <style:text-properties style:language-asian="zh" style:country-asian="CN"/>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8">Version 1.0</text:p>
      <text:p text:style-name="P8">July 28, 2010</text:p>
      <text:p text:style-name="P8"/>
      <text:p text:style-name="P8"/>
      <text:p text:style-name="P8"/>
      <text:p text:style-name="P8"/>
      <text:p text:style-name="P8"/>
      <text:p text:style-name="P9"/>
      <text:h text:style-name="P15"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15" text:outline-level="1">Introduction</text:h>
      <text:h text:style-name="Heading_20_2" text:outline-level="2">Overview</text:h>
      <text:p text:style-name="P10">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0"><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2">Document</text:p>
          </table:table-cell>
          <table:table-cell table:style-name="表格2.B1" office:value-type="string">
            <text:p text:style-name="P12">Description</text:p>
          </table:table-cell>
        </table:table-row>
        <table:table-row table:style-name="表格2.1">
          <table:table-cell table:style-name="表格2.A2" office:value-type="string">
            <text:p text:style-name="P11">BRMS 5.1 Test Plan</text:p>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row table:style-name="表格2.1">
          <table:table-cell table:style-name="表格2.A2" office:value-type="string">
            <text:p text:style-name="P11"/>
          </table:table-cell>
          <table:table-cell table:style-name="表格2.B2" office:value-type="string">
            <text:p text:style-name="P11"/>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3"/>
      <text:p text:style-name="P13">Client: Windows/Linux, IE, Firefox. </text:p>
      <text:p text:style-name="P13"/>
      <text:p text:style-name="Standard"/>
      <text:p text:style-name="Normal_20_Cour"/>
      <text:p text:style-name="P1"/>
      <text:h text:style-name="Heading_20_1" text:outline-level="1">Test Outline</text:h>
      <text:list xml:id="list41333384" text:style-name="WW8Num192">
        <text:list-item>
          <text:p text:style-name="P16">Installation, initial configuration. </text:p>
        </text:list-item>
      </text:list>
      <text:list xml:id="list41339714" text:style-name="WW8Num95">
        <text:list-item>
          <text:p text:style-name="P17">Documentation is current, accurate and complete</text:p>
        </text:list-item>
      </text:list>
      <text:list xml:id="list41341621" text:style-name="WW8Num9">
        <text:list-item>
          <text:list>
            <text:list-item>
              <text:p text:style-name="P18">All documentation files are present</text:p>
            </text:list-item>
            <text:list-item>
              <text:p text:style-name="P18">Release notes are current</text:p>
            </text:list-item>
            <text:list-item>
              <text:p text:style-name="P18">Version number is correct</text:p>
            </text:list-item>
          </text:list>
        </text:list-item>
      </text:list>
      <text:list xml:id="list41389992" text:continue-list="list41339714" text:style-name="WW8Num95">
        <text:list-item>
          <text:p text:style-name="P17">Install is available for download</text:p>
        </text:list-item>
        <text:list-item>
          <text:p text:style-name="P17">Downloaded drools-guvnor.war are installed into server container without errors. No error message on server's console, no error message in server's log file. </text:p>
        </text:list-item>
        <text:list-item>
          <text:p text:style-name="P17">Log in without input user name and password, verify this works. </text:p>
        </text:list-item>
        <text:list-item>
          <text:p text:style-name="P17">Verify “Samples” are installed correctly. </text:p>
        </text:list-item>
        <text:list-item>
          <text:p text:style-name="P17">Click “About”, verify the version number. . </text:p>
        </text:list-item>
        <text:list-item>
          <text:p text:style-name="P17">Export a Guvnor dump from an older version Guvnor, import the dump into Guvnor, verify it works. </text:p>
          <text:p text:style-name="P17"/>
        </text:list-item>
      </text:list>
      <text:list xml:id="list41382307" text:continue-list="list41333384" text:style-name="WW8Num192">
        <text:list-item>
          <text:p text:style-name="P16">Authentication, role based authorization.</text:p>
        </text:list-item>
      </text:list>
      <text:list xml:id="list41334898" text:style-name="WW8Num180">
        <text:list-item>
          <text:p text:style-name="P19">Configure Guvnor to use JAAS. </text:p>
        </text:list-item>
        <text:list-item>
          <text:p text:style-name="P19">Log in with incorrect user namer and password, verify it does not work. Log in with configured user name and password, verify it works. </text:p>
        </text:list-item>
        <text:list-item>
          <text:p text:style-name="P19">Give one user Administrator permission. </text:p>
        </text:list-item>
        <text:list-item>
          <text:p text:style-name="P19">Configure Guvnor to enable role based authorization. Log out. </text:p>
        </text:list-item>
        <text:list-item>
          <text:p text:style-name="P19">Log in with a user name who has <text:s/>Administrator permission. Create users with package admin permission, package readonly permission, category analyst permission. </text:p>
        </text:list-item>
        <text:list-item>
          <text:p text:style-name="P19">Log in with users created above respectively, verify their permission. </text:p>
          <text:p text:style-name="P19"/>
        </text:list-item>
      </text:list>
      <text:list xml:id="list41386427" text:continue-list="list41382307" text:style-name="WW8Num192">
        <text:list-item>
          <text:p text:style-name="P16">InBox.</text:p>
          <text:list>
            <text:list-item>
              <text:p text:style-name="P20">Log in , edit an asset, open “Inbox → Recently Opened” and “Inbox → Recently Edited”, verify that the asset appears under those two boxes. </text:p>
              <text:p text:style-name="P16"/>
            </text:list-item>
          </text:list>
        </text:list-item>
        <text:list-item>
          <text:p text:style-name="P16">Atom and RSS Feed. </text:p>
          <text:list>
            <text:list-item>
              <text:p text:style-name="P16">To be done</text:p>
              <text:p text:style-name="P16"/>
            </text:list-item>
          </text:list>
        </text:list-item>
        <text:list-item>
          <text:p text:style-name="P16">Global area</text:p>
          <text:list>
            <text:list-item>
              <text:p text:style-name="P16">Use “Promote to Global” to promote an asset from package to Global area. Verify <text:span text:style-name="T1">that </text:span>the asset now belongs to Global area. </text:p>
            </text:list-item>
            <text:list-item>
              <text:p text:style-name="P16">Open asset in Global area, verify its “Promote to Global” menu is disabled. </text:p>
            </text:list-item>
            <text:list-item>
              <text:p text:style-name="P20">Create an asset in Global area. Then create a new asset in a package which is imported from the asset in Global area. Build the package, verify everything works. </text:p>
              <text:p text:style-name="P16"/>
            </text:list-item>
          </text:list>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ervis Liu</meta:initial-creator>
    <meta:creation-date>2010-07-28T17:49:34</meta:creation-date>
    <dc:creator>Jervis Liu</dc:creator>
    <dc:date>2010-12-20T21:26:16.63</dc:date>
    <meta:editing-cycles>4</meta:editing-cycles>
    <meta:editing-duration>PT00H50M53S</meta:editing-duration>
    <meta:document-statistic meta:table-count="2" meta:image-count="0" meta:object-count="0" meta:page-count="6" meta:paragraph-count="80" meta:word-count="516" meta:character-count="3091"/>
    <meta:user-defined meta:name="Info 1"/>
    <meta:user-defined meta:name="Info 2"/>
    <meta:user-defined meta:name="Info 3"/>
    <meta:user-defined meta:name="Info 4"/>
  </office:meta>
</office:document-meta>
</file>